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2.983cm" fo:break-before="auto" style:use-optimal-row-height="true"/>
    </style:style>
    <style:style style:name="ro24" style:family="table-row">
      <style:table-row-properties style:row-height="2.427cm" fo:break-before="auto" style:use-optimal-row-height="true"/>
    </style:style>
    <style:style style:name="ro25" style:family="table-row">
      <style:table-row-properties style:row-height="1.637cm" fo:break-before="auto" style:use-optimal-row-height="true"/>
    </style:style>
    <style:style style:name="ro26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6-15T09:27:42.49">
            <text:p>0615 <text:s/>927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6-15T09:27:42.49">
            <text:p>0615 <text:s/>927</text:p>
          </table:table-cell>
          <table:table-cell table:style-name="ce8" table:formula="of:=NOW()" office:value-type="date" office:date-value="2022-06-15T09:27:42.49">
            <text:p>0615 <text:s/>927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6-15T09:27:42.49">
            <text:p>0615 <text:s/>927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6-15T09:27:42.49">
            <text:p>0615 <text:s/>927</text:p>
          </table:table-cell>
          <table:table-cell table:style-name="ce8" table:formula="of:=NOW()" office:value-type="date" office:date-value="2022-06-15T09:27:42.49">
            <text:p>0615 <text:s/>927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89999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9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6-15T09:27:42.76">
            <text:p>2022/6/15 9:27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6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5">2022/06/15</text:date>, <text:time>09:27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6-15T09:27:42.14</dc:date>
    <dc:creator>iwabuchi ken</dc:creator>
    <meta:editing-duration>P18DT7H40M20S</meta:editing-duration>
    <meta:editing-cycles>2527</meta:editing-cycles>
    <meta:generator>OpenOffice/4.1.3$Win32 OpenOffice.org_project/413m1$Build-9783</meta:generator>
    <meta:document-statistic meta:table-count="2" meta:cell-count="812" meta:object-count="0"/>
  </office:meta>
</office:document-meta>
</file>